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25-01-0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24-02-1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24-01-0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23-01-0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22-02-0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21-01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20-02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20-01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9-01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8-01-0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7-01-11 15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6-01-06 20:56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5-01-07 19:2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4-01-08 19:31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2-01-06 14:56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1-01-05 20:15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9-01-07 20:24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8-01-14 21:27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6-01-03 20:1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5-01-07 18:41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4-01-03 22:32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3-01-08 14:0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2-01-05 19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1-01-04 15:4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2000-01-05 16:16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9-01-04 16:36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8-01-04 21:25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7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10101231101</text:p>
          </table:table-cell>
          <table:table-cell office:value-type="string" calcext:value-type="string">
            <text:p>23S 37W 04ABC 01</text:p>
          </table:table-cell>
          <table:table-cell office:value-type="string" calcext:value-type="string">
            <text:p>197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0" meta:object-count="0"/>
    <meta:user-defined meta:name="AppVersion">3.0</meta:user-defined>
  </office:meta>
</office:document-meta>
</file>